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custom-shape draw:style-name="gr1" draw:text-style-name="P2" draw:layer="layout" svg:width="5.8cm" svg:height="4cm" svg:x="1.3cm" svg:y="7.2cm">
          <text:p text:style-name="P2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5.8cm" svg:height="4cm" svg:x="11.3cm" svg:y="7.2cm">
          <text:p text:style-name="P2">Power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s" svg:x1="7.1cm" svg:y1="9.2cm" svg:x2="11.3cm" svg:y2="9.2cm" draw:end-shape="id1" draw:end-glue-point="3" svg:d="M7100 9200h3699 501" svg:viewBox="0 0 4201 1"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draw:custom-shape draw:style-name="gr1" draw:text-style-name="P2" draw:layer="layout" svg:width="5.8cm" svg:height="4cm" svg:x="20.9cm" svg:y="7.2cm">
          <text:p text:style-name="P2">Power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s" svg:x1="17.1cm" svg:y1="9.2cm" svg:x2="20.9cm" svg:y2="9.2cm" draw:start-shape="id1" draw:start-glue-point="1" svg:d="M17100 9200h502 3298" svg:viewBox="0 0 3801 1">
          <text:p text:style-name="P2"><text:span text:style-name="T1">HTTP/JSON</text:span></text:p>
          <text:p text:style-name="P2"><text:span text:style-name="T1"/></text:p>
          <text:p text:style-name="P2"><text:span text:style-name="T1"/></text:p>
        </draw:connector>
        <draw:custom-shape draw:style-name="gr1" draw:text-style-name="P2" xml:id="id2" draw:id="id2" draw:layer="layout" svg:width="5.8cm" svg:height="4cm" svg:x="1.2cm" svg:y="12.2cm">
          <text:p text:style-name="P2">pvoutput.or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8cm" svg:height="3.8cm" svg:x="12.3cm" svg:y="12.7cm">
          <text:p text:style-name="P2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3" draw:layer="layout" draw:type="lines" svg:x1="7cm" svg:y1="14.2cm" svg:x2="11.3cm" svg:y2="9.2cm" draw:start-shape="id2" draw:start-glue-point="1" draw:end-shape="id1" draw:end-glue-point="3" svg:d="M7000 14200h502l3297-5000h501" svg:viewBox="0 0 4301 5001">
          <text:p text:style-name="P2"><text:span text:style-name="T1"/></text:p>
          <text:p text:style-name="P2"><text:span text:style-name="T1">Inverter</text:span></text:p>
          <text:p text:style-name="P2"><text:span text:style-name="T1">data</text:span></text:p>
        </draw:connector>
        <draw:custom-shape draw:style-name="gr1" draw:text-style-name="P2" xml:id="id3" draw:id="id3" draw:layer="layout" svg:width="5.8cm" svg:height="4cm" svg:x="20.9cm" svg:y="12cm">
          <text:p text:style-name="P2">pvoutput.org</text:p>
          <text:p text:style-name="P2">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s" svg:x1="17.1cm" svg:y1="9.2cm" svg:x2="20.9cm" svg:y2="14cm" draw:start-shape="id1" draw:start-glue-point="1" draw:end-shape="id3" draw:end-glue-point="3" svg:d="M17100 9200h502l2797 4800h501" svg:viewBox="0 0 3801 4801">
          <text:p text:style-name="P2"><text:span text:style-name="T1">Inverter</text:span></text:p>
          <text:p text:style-name="P2"><text:span text:style-name="T1">data</text:span></text:p>
          <text:p text:style-name="P2"><text:span text:style-name="T1"/></text:p>
        </draw:connector>
        <draw:connector draw:style-name="gr2" draw:text-style-name="P3" draw:layer="layout" draw:type="lines" svg:x1="14.2cm" svg:y1="11.2cm" svg:x2="14.2cm" svg:y2="12.7cm" draw:start-shape="id1" draw:start-glue-point="2" draw:end-shape="id4" draw:end-glue-point="5" svg:d="M14200 11200v502 497 501" svg:viewBox="0 0 1 1501">
          <text:p text:style-name="P2"><text:span text:style-name="T1"/></text:p>
          <text:p text:style-name="P2"><text:span text:style-name="T1"/></text:p>
          <text:p text:style-name="P2"><text:span text:style-name="T1"/></text:p>
        </draw:connecto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etuser </meta:initial-creator>
    <meta:creation-date>2013-05-28T22:21:03</meta:creation-date>
    <meta:editing-duration>PT4M34S</meta:editing-duration>
    <meta:editing-cycles>7</meta:editing-cycles>
    <dc:date>2016-04-07T21:27:04.219941307</dc:date>
    <meta:generator>LibreOffice/4.2.8.2$Linux_x86 LibreOffice_project/420m0$Build-2</meta:generator>
    <meta:document-statistic meta:object-count="36"/>
  </office:meta>
</office:document-meta>
</file>